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 fo:font-style="normal" style:font-style-asian="normal" style:font-style-complex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4cm" style:auto-text-indent="false"/>
    </style:style>
    <style:style style:name="P3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1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/>
    </style:style>
    <style:style style:name="P12" style:family="paragraph" style:parent-style-name="Text_20_body">
      <style:paragraph-properties fo:text-align="start" style:justify-single-word="false"/>
      <style:text-properties fo:font-size="14pt" fo:font-style="italic"/>
    </style:style>
    <style:style style:name="P13" style:family="paragraph" style:parent-style-name="Text_20_body">
      <style:paragraph-properties fo:margin-left="0cm" fo:margin-right="0cm" fo:text-align="start" style:justify-single-word="false" fo:text-indent="0.794cm" style:auto-text-indent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1.217cm" style:auto-text-indent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font-weight="bold" style:font-weight-asian="bold" style:font-weight-complex="bold"/>
    </style:style>
    <style:style style:name="P23" style:family="paragraph" style:parent-style-name="Text_20_body">
      <style:paragraph-properties fo:margin-left="0cm" fo:margin-right="0cm" fo:text-align="justify" style:justify-single-word="false" fo:text-indent="1.244cm" style:auto-text-indent="false"/>
    </style:style>
    <style:style style:name="P24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ru" fo:country="RU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en" fo:country="US"/>
    </style:style>
    <style:style style:name="T3" style:family="text">
      <style:text-properties style:font-name="Times New Roman1" fo:font-size="14pt"/>
    </style:style>
    <style:style style:name="T4" style:family="text">
      <style:text-properties style:font-name="Times New Roman1" fo:font-size="14pt" fo:language="ru" fo:country="RU" fo:font-style="normal" style:font-style-asian="normal" style:font-style-complex="normal"/>
    </style:style>
    <style:style style:name="T5" style:family="text">
      <style:text-properties style:font-name="Times New Roman1" fo:font-size="14pt" fo:language="en" fo:country="US" fo:font-style="normal" style:font-style-asian="normal" style:font-style-complex="normal"/>
    </style:style>
    <style:style style:name="T6" style:family="text">
      <style:text-properties fo:font-size="14pt"/>
    </style:style>
    <style:style style:name="T7" style:family="text">
      <style:text-properties fo:font-size="14pt" fo:language="en" fo:country="US"/>
    </style:style>
    <style:style style:name="T8" style:family="text">
      <style:text-properties fo:font-size="14pt" fo:language="ru" fo:country="R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language-asian="zxx" style:country-asian="none" style:language-complex="zxx" style:country-complex="none"/>
    </style:style>
    <style:style style:name="T12" style:family="text">
      <style:text-properties fo:language="ru" fo:country="RU"/>
    </style:style>
    <style:style style:name="T13" style:family="text">
      <style:text-properties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ФЕДЕРАЛЬНОЕ АГЕНСТВО ПО ОБРАЗОВАНИЮ</text:p>
      <text:p text:style-name="P5">ГОСУДАРСТВЕННОЕ ОБРАЗОВАТЕЛЬНОЕ УЧРЕЖДЕНИЕ</text:p>
      <text:p text:style-name="P5">ВЫСШЕГО ПРОФЕССИОНАЛЬНОГО ОБРАЗОВАНИЯ</text:p>
      <text:p text:style-name="P5">ВЯТСКИЙ ГОСУДАРСТВЕННЫЙ УНИВЕРСИТЕТ</text:p>
      <text:p text:style-name="P5">ФАКУЛЬТЕТ ПРИКЛАДНОЙ МАТЕМАТИКИ И ТЕЛЕКОММУНИКАЦИЙ</text:p>
      <text:p text:style-name="P5">КАФЕДРА ПРИКЛАДНОЙ МАТЕМАТИКИ И ТЕЛЕКОММУНИКАЦИЙ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Отчёт по лабораторной работе №4</text:p>
      <text:p text:style-name="P5">По дисциплине «Практикум на ЭВМ»</text:p>
      <text:p text:style-name="P5">Тема: «Указатели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:<text:tab/> <text:s text:c="17"/>студент группы ПМ-11_________________Кислицын И.К.</text:p>
      <text:p text:style-name="P6">Проверил: <text:s text:c="13"/>преподаватель кафедры ПМ и И______________Минина Е.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Киров 2009</text:p>
      <text:p text:style-name="P10">Цель работы</text:p>
      <text:p text:style-name="P7"/>
      <text:p text:style-name="P20">Приобрести навыки работы с указателями и динамическим выделением памяти.</text:p>
      <text:p text:style-name="P4">Задание</text:p>
      <text:p text:style-name="P12">Вариант 12</text:p>
      <text:p text:style-name="P11">Уплотнить заданную матрицу, удаляя из нее строки и столбцы, заполненные нулями. Найти номер первой из строк, содержащих хотя бы один положительный элемент. <text:span text:style-name="T12">Используя динамическое выделение памяти.</text:span></text:p>
      <text:p text:style-name="P8">Схема алгоритма работы программы</text:p>
      <text:p text:style-name="P8"/>
      <text:p text:style-name="P7">Получено разрешение на невыполнение данного пункта отчёта в данной работе</text:p>
      <text:p text:style-name="P7"/>
      <text:p text:style-name="P8">Листинг программы</text:p>
      <text:p text:style-name="P8"/>
      <text:p text:style-name="P7">#include "stdafx.h"</text:p>
      <text:p text:style-name="P7">#include &lt;stdio.h&gt;</text:p>
      <text:p text:style-name="P7">#include &lt;stdlib.h&gt;</text:p>
      <text:p text:style-name="P7">#include &lt;conio.h&gt;</text:p>
      <text:p text:style-name="P7">#include &lt;math.h&gt;</text:p>
      <text:p text:style-name="P7">#include &lt;locale.h&gt;</text:p>
      <text:p text:style-name="P7">#include &lt;string.h&gt;</text:p>
      <text:p text:style-name="P7">#include &lt;malloc.h&gt;</text:p>
      <text:p text:style-name="P7">#include &lt;time.h&gt;</text:p>
      <text:p text:style-name="P7">#define rnd (rand()/32768.0)<text:tab/></text:p>
      <text:p text:style-name="P7"/>
      <text:p text:style-name="P7">int main()</text:p>
      <text:p text:style-name="P7">{<text:tab/></text:p>
      <text:p text:style-name="P7"><text:tab/>setlocale(LC_ALL, "Russian");</text:p>
      <text:p text:style-name="P7"><text:tab/>int n, m, i, j, f = 2, k, c;</text:p>
      <text:p text:style-name="P7"><text:tab/>printf("Введите размеры матрицы\n");</text:p>
      <text:p text:style-name="P7"><text:tab/>scanf_s("%d%d", &amp;n, &amp;m);</text:p>
      <text:p text:style-name="P7"><text:tab/>double **mat;</text:p>
      <text:p text:style-name="P7"><text:tab/>char str[5];</text:p>
      <text:p text:style-name="P7"><text:tab/>mat = (double**) calloc (n, sizeof(double*));<text:tab/>//<text:span text:style-name="T9">дин. выд. памяти</text:span></text:p>
      <text:p text:style-name="P7"><text:tab/>for (i = 0; i &lt; n; i++)</text:p>
      <text:p text:style-name="P7"><text:tab/><text:tab/>mat[i] = (double*) malloc (m*sizeof(double));</text:p>
      <text:p text:style-name="P7"/>
      <text:p text:style-name="P7"/>
      <text:p text:style-name="P7"><text:tab/>//<text:span text:style-name="T9">выобр типа ввода матрицы</text:span></text:p>
      <text:p text:style-name="P7"/>
      <text:p text:style-name="P7"><text:tab/>printf("Хотите ввести матрицу вручную или заполнить случайными <text:tab/>элементами\nв интервале (-k,k)(V/S)?\n");</text:p>
      <text:p text:style-name="P7"><text:soft-page-break/><text:tab/>while (f)</text:p>
      <text:p text:style-name="P7"><text:tab/>{</text:p>
      <text:p text:style-name="P7"><text:tab/><text:tab/>gets_s(str);</text:p>
      <text:p text:style-name="P7"><text:tab/><text:tab/>if ((strstr(str, "V\0")) || (strstr(str, "v\0")))</text:p>
      <text:p text:style-name="P7"><text:tab/><text:tab/>{</text:p>
      <text:p text:style-name="P7"><text:tab/><text:tab/><text:tab/>f = 0;</text:p>
      <text:p text:style-name="P7"><text:tab/><text:tab/><text:tab/>printf("Вводите элементы слева направо сверху вниз\n");</text:p>
      <text:p text:style-name="P7"><text:tab/><text:tab/><text:tab/>for (i = 0; i &lt; n; i++)</text:p>
      <text:p text:style-name="P7"><text:tab/><text:tab/><text:tab/>{</text:p>
      <text:p text:style-name="P7"><text:tab/><text:tab/><text:tab/><text:tab/>for (j = 0; j &lt; m; j++)</text:p>
      <text:p text:style-name="P7"><text:tab/><text:tab/><text:tab/><text:tab/><text:tab/>scanf_s("%lf", &amp;mat[i][j]);</text:p>
      <text:p text:style-name="P7"><text:tab/><text:tab/><text:tab/>}</text:p>
      <text:p text:style-name="P7"><text:tab/><text:tab/>}</text:p>
      <text:p text:style-name="P7"><text:tab/><text:tab/>else if ((strstr(str, "s\0")) || (strstr(str, "S\0")))</text:p>
      <text:p text:style-name="P7"><text:tab/><text:tab/>{</text:p>
      <text:p text:style-name="P7"><text:tab/><text:tab/><text:tab/>f = 0;</text:p>
      <text:p text:style-name="P7"><text:tab/><text:tab/><text:tab/>printf("Введите радиус интервала (k)\n");</text:p>
      <text:p text:style-name="P7"><text:tab/><text:tab/><text:tab/>scanf_s("%d", &amp;k);<text:tab/></text:p>
      <text:p text:style-name="P7"><text:tab/><text:tab/><text:tab/>srand( (unsigned)time( NULL ) );</text:p>
      <text:p text:style-name="P7"><text:tab/><text:tab/><text:tab/>for (i = 0; i &lt; n; i++)</text:p>
      <text:p text:style-name="P7"><text:tab/><text:tab/><text:tab/>{</text:p>
      <text:p text:style-name="P7"><text:tab/><text:tab/><text:tab/><text:tab/>for (j = 0; j &lt; m; j++)</text:p>
      <text:p text:style-name="P7"><text:tab/><text:tab/><text:tab/><text:tab/><text:tab/>mat[i][j] = rnd*2*k - k;</text:p>
      <text:p text:style-name="P7"><text:tab/><text:tab/><text:tab/>}</text:p>
      <text:p text:style-name="P7"/>
      <text:p text:style-name="P7"><text:tab/><text:tab/>}</text:p>
      <text:p text:style-name="P7"><text:tab/><text:tab/>else </text:p>
      <text:p text:style-name="P7"><text:tab/><text:tab/>{</text:p>
      <text:p text:style-name="P7"><text:tab/><text:tab/><text:tab/>if (f == 1) </text:p>
      <text:p text:style-name="P7"><text:tab/><text:tab/><text:tab/><text:tab/>printf("Вы ввели что-то не то. Введите \"V\"или \"S\"\n");</text:p>
      <text:p text:style-name="P7"><text:tab/><text:tab/><text:tab/>if (f !=1) </text:p>
      <text:p text:style-name="P7"><text:tab/><text:tab/><text:tab/><text:tab/>f = 1;</text:p>
      <text:p text:style-name="P7"><text:tab/><text:tab/>}</text:p>
      <text:p text:style-name="P7"><text:tab/>}</text:p>
      <text:p text:style-name="P7"><text:tab/>printf("\n \nПолучилась матрица размером %dх%d <text:s/>с элементами\n", n, m);</text:p>
      <text:p text:style-name="P7"><text:tab/>for(int i = 0; i &lt; n; i++)</text:p>
      <text:p text:style-name="P7"><text:tab/>{</text:p>
      <text:p text:style-name="P7"><text:tab/><text:tab/>for(int j = 0; j &lt; m; j++)</text:p>
      <text:p text:style-name="P7"><text:tab/><text:tab/>{</text:p>
      <text:p text:style-name="P7"><text:tab/><text:tab/><text:tab/>printf("%+10.4lf ", mat[i][j]);</text:p>
      <text:p text:style-name="P7"><text:tab/><text:tab/>}</text:p>
      <text:p text:style-name="P7"><text:tab/><text:tab/>printf("\n");</text:p>
      <text:p text:style-name="P7"><text:tab/>}</text:p>
      <text:p text:style-name="P7"/>
      <text:p text:style-name="P7"><text:tab/>//<text:span text:style-name="T9">ищем первую строку с неотрицательным элементом</text:span></text:p>
      <text:p text:style-name="P7"><text:soft-page-break/></text:p>
      <text:p text:style-name="P7"><text:tab/>int ind = -1;</text:p>
      <text:p text:style-name="P7"><text:tab/>for(int i = 0; i &lt; n; i++)</text:p>
      <text:p text:style-name="P7"><text:tab/>{</text:p>
      <text:p text:style-name="P7"><text:tab/><text:tab/>for(int j = 0; j &lt; m; j++)</text:p>
      <text:p text:style-name="P7"><text:tab/><text:tab/>{</text:p>
      <text:p text:style-name="P7"><text:tab/><text:tab/><text:tab/>if (mat[i][j] &gt; 0)</text:p>
      <text:p text:style-name="P7"><text:tab/><text:tab/><text:tab/>{</text:p>
      <text:p text:style-name="P7"><text:tab/><text:tab/><text:tab/><text:tab/>ind = i;</text:p>
      <text:p text:style-name="P7"><text:tab/><text:tab/><text:tab/><text:tab/>break;</text:p>
      <text:p text:style-name="P7"><text:tab/><text:tab/><text:tab/>}</text:p>
      <text:p text:style-name="P7"><text:tab/><text:tab/>}</text:p>
      <text:p text:style-name="P7"><text:tab/><text:tab/>if (ind &gt;= 0)</text:p>
      <text:p text:style-name="P7"><text:tab/><text:tab/><text:tab/>break;</text:p>
      <text:p text:style-name="P7"><text:tab/>}</text:p>
      <text:p text:style-name="P7"><text:tab/>if (ind &lt; 0)</text:p>
      <text:p text:style-name="P7"><text:tab/><text:tab/>printf("\nCтрок, содержащих положительные элементы, нет\n \n");</text:p>
      <text:p text:style-name="P7"><text:tab/>else<text:tab/></text:p>
      <text:p text:style-name="P7"><text:tab/><text:tab/>printf("\nПервая из строк, содержащих хотя бы один положительный элемент,\nнаходится под номером <text:s/>%d\n \n", ind+1);</text:p>
      <text:p text:style-name="P7"/>
      <text:p text:style-name="P7"><text:tab/>//<text:span text:style-name="T9">уплотнение матрицы, путём удаления нулевых строк и столбцов</text:span></text:p>
      <text:p text:style-name="P7"/>
      <text:p text:style-name="P7"><text:tab/>double pgr = 0.00001;</text:p>
      <text:p text:style-name="P7"/>
      <text:p text:style-name="P7"><text:tab/>for(i = 0; i &lt; n; i++)<text:tab/><text:tab/>//<text:span text:style-name="T9">удаляем столбцы</text:span></text:p>
      <text:p text:style-name="P7"><text:tab/>{<text:tab/><text:tab/></text:p>
      <text:p text:style-name="P7"><text:tab/><text:tab/>f = 0;</text:p>
      <text:p text:style-name="P7"><text:tab/><text:tab/>for(j = 0; j &lt; m; j++)</text:p>
      <text:p text:style-name="P7"><text:tab/><text:tab/>{</text:p>
      <text:p text:style-name="P7"><text:tab/><text:tab/><text:tab/>if (fabs(mat[i][j]) &lt; pgr)</text:p>
      <text:p text:style-name="P7"><text:tab/><text:tab/><text:tab/><text:tab/>f++;</text:p>
      <text:p text:style-name="P7"><text:tab/><text:tab/>}</text:p>
      <text:p text:style-name="P7"><text:tab/><text:tab/>if (f == m)</text:p>
      <text:p text:style-name="P7"><text:tab/><text:tab/>{</text:p>
      <text:p text:style-name="P7"><text:tab/><text:tab/><text:tab/>for(c = i + 1; c &lt; n; c++)</text:p>
      <text:p text:style-name="P7"><text:tab/><text:tab/><text:tab/>{</text:p>
      <text:p text:style-name="P7"><text:tab/><text:tab/><text:tab/><text:tab/>for(j = 0; j &lt; m; j++)</text:p>
      <text:p text:style-name="P7"><text:tab/><text:tab/><text:tab/><text:tab/><text:tab/>mat[c - 1][j] = mat[c][j];</text:p>
      <text:p text:style-name="P7"><text:tab/><text:tab/><text:tab/>}</text:p>
      <text:p text:style-name="P7"><text:tab/><text:tab/><text:tab/>free(mat[n-1]);</text:p>
      <text:p text:style-name="P7"><text:tab/><text:tab/><text:tab/>n--;</text:p>
      <text:p text:style-name="P7"><text:tab/><text:tab/><text:tab/>i--;</text:p>
      <text:p text:style-name="P7"><text:tab/><text:tab/>}</text:p>
      <text:p text:style-name="P7"><text:tab/>}</text:p>
      <text:p text:style-name="P7"><text:soft-page-break/></text:p>
      <text:p text:style-name="P7"><text:tab/>//<text:span text:style-name="T9">удаляем строки</text:span></text:p>
      <text:p text:style-name="P7"/>
      <text:p text:style-name="P7"><text:tab/>for (j = 0; j &lt; m; j++)</text:p>
      <text:p text:style-name="P7"><text:tab/>{</text:p>
      <text:p text:style-name="P7"><text:tab/><text:tab/>f = 0;</text:p>
      <text:p text:style-name="P7"><text:tab/><text:tab/>for(i = 0; i &lt; n; i++)</text:p>
      <text:p text:style-name="P7"><text:tab/><text:tab/>{</text:p>
      <text:p text:style-name="P7"><text:tab/><text:tab/><text:tab/>if (fabs(mat[i][j]) &lt; pgr)</text:p>
      <text:p text:style-name="P7"><text:tab/><text:tab/><text:tab/><text:tab/>f++;</text:p>
      <text:p text:style-name="P7"><text:tab/><text:tab/>}</text:p>
      <text:p text:style-name="P7"><text:tab/><text:tab/>if (f == n)</text:p>
      <text:p text:style-name="P7"><text:tab/><text:tab/>{</text:p>
      <text:p text:style-name="P7"><text:tab/><text:tab/><text:tab/>for(i = 0; i &lt; n; i++)</text:p>
      <text:p text:style-name="P7"><text:tab/><text:tab/><text:tab/>{</text:p>
      <text:p text:style-name="P7"><text:tab/><text:tab/><text:tab/><text:tab/>for(c = j + 1; c &lt; m; c++ )</text:p>
      <text:p text:style-name="P7"><text:tab/><text:tab/><text:tab/><text:tab/>mat[i][c-1] = mat[i][c];</text:p>
      <text:p text:style-name="P7"><text:tab/><text:tab/><text:tab/><text:tab/>realloc(mat[i], (m - 1)*sizeof(double));</text:p>
      <text:p text:style-name="P7"><text:tab/><text:tab/><text:tab/>}</text:p>
      <text:p text:style-name="P7"><text:tab/><text:tab/><text:tab/>m--;</text:p>
      <text:p text:style-name="P7"><text:tab/><text:tab/><text:tab/>j--;</text:p>
      <text:p text:style-name="P7"><text:tab/><text:tab/>}</text:p>
      <text:p text:style-name="P7"><text:tab/>}</text:p>
      <text:p text:style-name="P7"><text:tab/>printf("\n \nПолучилась матрица размером %dх%d <text:s/>с элементами\n", n, m);</text:p>
      <text:p text:style-name="P7"><text:tab/>for(int i = 0; i &lt; n; i++)</text:p>
      <text:p text:style-name="P7"><text:tab/>{</text:p>
      <text:p text:style-name="P7"><text:tab/><text:tab/>for(int j = 0; j &lt; m; j++)</text:p>
      <text:p text:style-name="P7"><text:tab/><text:tab/>{</text:p>
      <text:p text:style-name="P7"><text:tab/><text:tab/><text:tab/>printf("%+10.4lf ", mat[i][j]);</text:p>
      <text:p text:style-name="P7"><text:tab/><text:tab/>}</text:p>
      <text:p text:style-name="P7"><text:tab/><text:tab/>printf("\n");</text:p>
      <text:p text:style-name="P7"><text:tab/>}</text:p>
      <text:p text:style-name="P7"/>
      <text:p text:style-name="P7"><text:tab/>_getch();</text:p>
      <text:p text:style-name="P7"><text:tab/>for (int i = 0; i &lt; n; i++)</text:p>
      <text:p text:style-name="P7"><text:tab/><text:tab/>free(mat[i]);</text:p>
      <text:p text:style-name="P7"><text:tab/>free(mat);</text:p>
      <text:p text:style-name="P7"><text:tab/>return 0;</text:p>
      <text:p text:style-name="P7">}</text:p>
      <text:p text:style-name="P7"/>
      <text:p text:style-name="P8">Ответы на контрольные вопросы:</text:p>
      <text:p text:style-name="P13"><text:s text:c="3"/>Что такое указатель? <text:s/></text:p>
      <text:p text:style-name="P21"><text:span text:style-name="T1"><text:tab/><text:tab/>Это переменная данного типа, способная хранить адрес </text:span><text:span text:style-name="T2"><text:s/></text:span><text:span text:style-name="T1">области <text:tab/>памяти переменной данного типа.</text:span></text:p>
      <text:p text:style-name="P17"><text:soft-page-break/>Перечислите способы инициализации указателей.</text:p>
      <text:p text:style-name="P2"><text:span text:style-name="T6"><text:tab/><text:tab/></text:span><text:span text:style-name="T7">int *a, b = 3, *c = &amp;b, d = 4, *e</text:span><text:span text:style-name="T8">, *</text:span><text:span text:style-name="T7">f, m[5];</text:span></text:p>
      <text:p text:style-name="P2"><text:span text:style-name="T7"><text:tab/><text:tab/>a = &amp;d;</text:span></text:p>
      <text:p text:style-name="P2"><text:span text:style-name="T7"><text:tab/><text:tab/>e = a;</text:span></text:p>
      <text:p text:style-name="P2"><text:span text:style-name="T7"><text:tab/><text:tab/>f = m;</text:span></text:p>
      <text:p text:style-name="P24"><text:span text:style-name="T6">Также, можно в явном виде передать адрес области памяти, и с помощью <text:tab/>приведённых ниже операторов </text:span><text:span text:style-name="T7">calloc </text:span><text:span text:style-name="T6">и </text:span><text:span text:style-name="T7">malloc</text:span><text:span text:style-name="T6">.</text:span></text:p>
      <text:p text:style-name="P3"><text:span text:style-name="T3">Каким образом можно выделить память под элементы двумерного массива, если размерность массива становится известной только на этапе выполнения программы? Приведите примеры.</text:span><text:span text:style-name="T6"> </text:span></text:p>
      <text:p text:style-name="P2"><text:span text:style-name="T6"><text:tab/><text:tab/></text:span><text:span text:style-name="T4">Изполюзуя операторы </text:span><text:span text:style-name="T5">malloc, calloc, realloc.</text:span></text:p>
      <text:p text:style-name="P2"><text:span text:style-name="T5"><text:tab/><text:tab/>a = (int**) calloc(n, sizeof(int*));</text:span></text:p>
      <text:p text:style-name="P2"><text:span text:style-name="T5"><text:tab/><text:tab/>for(int i = 0; i &gt; n; i++ )</text:span></text:p>
      <text:p text:style-name="P2"><text:span text:style-name="T5"><text:tab/><text:tab/><text:tab/>a[i] <text:s/>= (int*) calloc(m, sizeof(int));</text:span></text:p>
      <text:p text:style-name="P22">Каким образом осуществляется освобождение выделенной области памяти под элементы двумерного массива?</text:p>
      <text:p text:style-name="P1">Операторами <text:span text:style-name="T10">free(a); </text:span>и <text:span text:style-name="T10">delete [] a, </text:span>в зависимости от того, как память была <text:tab/>выделена<text:span text:style-name="T10">. </text:span>Последовательность высвобождения памяти обратна её <text:tab/>выделению. В данном случае, сначала высвобождается память из под <text:tab/>элементов массива а[i-1]<text:span text:style-name="T10"> (free(a[i])) </text:span>в счётчике, где <text:span text:style-name="T10">i </text:span>изменяется от 1 до <text:tab/>номера последней из строк, а далее <text:span text:style-name="T10"><text:s/></text:span>из-под а <text:span text:style-name="T10">(free(a)).</text:span></text:p>
      <text:p text:style-name="P22">К чему приведет изменение порядка выполнения операций по освобождению памяти, выделенной под элементы двумерного массива?</text:p>
      <text:p text:style-name="P18"><text:tab/><text:tab/>Это приведёт к загрязнению памяти лишними данными, так как мы, <text:tab/>например, освободим память, выделенную под одномерный массив, но <text:tab/>элементы его являлись сами массивами, но к ним мы уже доступ получить <text:tab/>не сможем =<text:span text:style-name="T10">&gt; </text:span>память будет заполнена лишними данными. </text:p>
      <text:p text:style-name="P8">Краткие выводы </text:p>
      <text:p text:style-name="P16"><text:tab/><text:tab/>В ходе выполнения данной лабораторной работы были изучены<text:span text:style-name="T10"> <text:tab/></text:span><text:span text:style-name="T13">правила</text:span><text:span text:style-name="T10"> </text:span><text:span text:style-name="T13">работы</text:span><text:span text:style-name="T10"> </text:span><text:span text:style-name="T13">с</text:span><text:span text:style-name="T10"> </text:span><text:span text:style-name="T13">указателями</text:span><text:span text:style-name="T11">, </text:span><text:span text:style-name="T13">получен опыт работы с указателями и <text:tab/>динамическим выделением памяти, массивами и строками.</text:span></text:p>
      <text:p text:style-name="P19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7H03M24S</meta:editing-duration>
    <meta:editing-cycles>23</meta:editing-cycles>
    <meta:generator>OpenOffice.org/3.1$Win32 OpenOffice.org_project/310m19$Build-9420</meta:generator>
    <dc:date>2009-10-19T01:35:44.53</dc:date>
    <meta:print-date>2009-10-04T18:44:04.48</meta:print-date>
    <meta:document-statistic meta:table-count="0" meta:image-count="0" meta:object-count="0" meta:page-count="6" meta:paragraph-count="182" meta:word-count="835" meta:character-count="5360"/>
    <meta:user-defined meta:name="Info 1"/>
    <meta:user-defined meta:name="Info 2"/>
    <meta:user-defined meta:name="Info 3"/>
    <meta:user-defined meta:name="Info 4"/>
  </office:meta>
</office:document-meta>
</file>